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text-properties officeooo:paragraph-rsid="00174f17"/>
    </style:style>
    <style:style style:name="P3" style:family="paragraph" style:parent-style-name="Text_20_body">
      <style:text-properties fo:font-weight="normal" officeooo:rsid="0019b5fa" officeooo:paragraph-rsid="0019b5fa" style:font-weight-asian="normal" style:font-weight-complex="normal"/>
    </style:style>
    <style:style style:name="P4" style:family="paragraph" style:parent-style-name="Text_20_body">
      <style:text-properties fo:font-weight="bold" officeooo:rsid="0019b5fa" officeooo:paragraph-rsid="0019b5fa" style:font-weight-asian="bold" style:font-weight-complex="bold"/>
    </style:style>
    <style:style style:name="P5" style:family="paragraph" style:parent-style-name="Text_20_body">
      <style:text-properties fo:font-weight="bold" officeooo:rsid="0019760e" officeooo:paragraph-rsid="0019760e" style:font-weight-asian="bold" style:font-weight-complex="bold"/>
    </style:style>
    <style:style style:name="P6" style:family="paragraph" style:parent-style-name="Text_20_body">
      <style:text-properties fo:font-weight="bold" officeooo:rsid="00187ed4" officeooo:paragraph-rsid="00187ed4" style:font-weight-asian="bold" style:font-weight-complex="bold"/>
    </style:style>
    <style:style style:name="P7" style:family="paragraph" style:parent-style-name="Text_20_body">
      <style:text-properties fo:font-weight="bold" officeooo:rsid="00174f17" officeooo:paragraph-rsid="00174f17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174f17" officeooo:paragraph-rsid="00174f17" style:font-weight-asian="bold" style:font-weight-complex="bold"/>
    </style:style>
    <style:style style:name="P9" style:family="paragraph" style:parent-style-name="Text_20_body">
      <style:paragraph-properties fo:margin-top="5.292cm" fo:margin-bottom="0.212cm" style:contextual-spacing="false" fo:text-align="center" style:justify-single-word="false"/>
    </style:style>
    <style:style style:name="P10" style:family="paragraph" style:parent-style-name="Text_20_body">
      <style:paragraph-properties fo:margin-top="0cm" fo:margin-bottom="5.292cm" style:contextual-spacing="false" fo:text-align="center" style:justify-single-word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9.999cm" style:contextual-spacing="false" fo:text-indent="0cm" style:auto-text-indent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text-properties fo:font-weight="normal" officeooo:rsid="00174f17" officeooo:paragraph-rsid="00174f17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rsid="00174f17" officeooo:paragraph-rsid="00174f17" style:font-weight-asian="normal" style:font-weight-complex="normal"/>
    </style:style>
    <style:style style:name="P16" style:family="paragraph" style:parent-style-name="Text_20_body" style:list-style-name="L3">
      <style:text-properties fo:font-weight="normal" officeooo:rsid="00187ed4" officeooo:paragraph-rsid="00187ed4" style:font-weight-asian="normal" style:font-weight-complex="normal"/>
    </style:style>
    <style:style style:name="P17" style:family="paragraph" style:parent-style-name="Text_20_body" style:list-style-name="L4">
      <style:text-properties fo:font-weight="normal" officeooo:rsid="00187ed4" officeooo:paragraph-rsid="00187ed4" style:font-weight-asian="normal" style:font-weight-complex="normal"/>
    </style:style>
    <style:style style:name="P18" style:family="paragraph" style:parent-style-name="Text_20_body" style:list-style-name="L5">
      <style:text-properties fo:font-weight="normal" officeooo:rsid="0019760e" officeooo:paragraph-rsid="0019760e" style:font-weight-asian="normal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fo:font-weight="normal" officeooo:paragraph-rsid="00174f17" style:font-weight-asian="normal" style:font-weight-complex="normal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fo:font-weight="normal" officeooo:rsid="00174f17" officeooo:paragraph-rsid="00174f17" style:font-weight-asian="normal" style:font-weight-complex="normal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fo:font-weight="normal" officeooo:rsid="001e4362" officeooo:paragraph-rsid="001e4362" style:font-weight-asian="normal" style:font-weight-complex="normal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fo:color="#000000" style:font-name="Times New Roman" fo:font-size="12pt" fo:font-weight="normal" style:font-weight-asian="normal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fo:color="#000000" style:font-name="Times New Roman" fo:font-size="12pt" fo:font-weight="normal" officeooo:paragraph-rsid="00174f17" style:font-weight-asian="normal" style:font-weight-complex="normal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fo:color="#000000" style:font-name="Times New Roman" fo:font-size="12pt" fo:font-weight="normal" officeooo:rsid="00174f17" officeooo:paragraph-rsid="00174f17" style:font-weight-asian="normal" style:font-weight-complex="normal"/>
    </style:style>
    <style:style style:name="T1" style:family="text">
      <style:text-properties fo:font-size="30pt"/>
    </style:style>
    <style:style style:name="T2" style:family="text">
      <style:text-properties fo:font-size="30pt" officeooo:rsid="001d20d2"/>
    </style:style>
    <style:style style:name="T3" style:family="text">
      <style:text-properties fo:font-size="35pt"/>
    </style:style>
    <style:style style:name="T4" style:family="text">
      <style:text-properties fo:font-size="20pt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style:font-size-complex="12pt"/>
    </style:style>
    <style:style style:name="T8" style:family="text">
      <style:text-properties fo:color="#000000" style:font-name="Times New Roman" fo:font-size="12pt"/>
    </style:style>
    <style:style style:name="T9" style:family="text">
      <style:text-properties fo:color="#000000" style:font-name="Times New Roman" fo:font-size="12pt" fo:font-weight="bold" style:font-weight-asian="bold" style:font-weight-complex="bold"/>
    </style:style>
    <style:style style:name="T10" style:family="text">
      <style:text-properties fo:color="#000000" style:font-name="Times New Roman" fo:font-size="12pt" officeooo:rsid="00174f17"/>
    </style:style>
    <style:style style:name="T11" style:family="text">
      <style:text-properties fo:font-weight="bold" style:font-weight-asian="bold" style:font-size-complex="12pt" style:font-weight-complex="bold"/>
    </style:style>
    <style:style style:name="T12" style:family="text">
      <style:text-properties officeooo:rsid="0019760e"/>
    </style:style>
    <style:style style:name="T13" style:family="text">
      <style:text-properties officeooo:rsid="0019b5fa"/>
    </style:style>
    <style:style style:name="T14" style:family="text">
      <style:text-properties officeooo:rsid="001b1332"/>
    </style:style>
    <style:style style:name="T15" style:family="text">
      <style:text-properties officeooo:rsid="001f5fd7"/>
    </style:style>
    <style:style style:name="T16" style:family="text">
      <style:text-properties officeooo:rsid="001fea1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text:span text:style-name="T1">PAW</text:span><text:span text:style-name="T2">W</text:span><text:span text:style-name="T1">W: Sprawozdanie projektu I</text:span> </text:p>
      <text:p text:style-name="P10"><text:span text:style-name="T3">Serwer reklam</text:span> </text:p>
      <text:p text:style-name="Text_20_body"><text:span text:style-name="T4">Autor: Pura Dawid</text:span> </text:p>
      <text:p text:style-name="P12"><text:span text:style-name="T4">Grupa:PS3</text:span> </text:p>
      <text:p text:style-name="Text_20_body"><text:soft-page-break/><text:span text:style-name="T5">Założenia projektu:</text:span> </text:p>
      <text:p text:style-name="Text_20_body"><text:span text:style-name="T5">Serwer reklam jest aplikacją webową utworzoną w technologii webowej specyfikacji JEE. Ma on spełniać następujące cechy systemu:</text:span> </text:p>
      <text:list xml:id="list930102020015908997" text:style-name="L1">
        <text:list-item>
          <text:p text:style-name="P19"><text:span text:style-name="T5">Możliwość </text:span><text:span text:style-name="T6">wgrywania reklam na serwer</text:span><text:span text:style-name="T5">. Udostępnianie fragmentu kodu HTML i/lub JavaScript do pobierania i wyświetlania losowych reklam z serwera</text:span> </text:p>
        </text:list-item>
        <text:list-item>
          <text:p text:style-name="P19"><text:span text:style-name="T7">﻿</text:span><text:span text:style-name="T6">Baza reklamodawców</text:span><text:span text:style-name="T5">. Możliwość rejestracji i logowania się. Reklamodawca może dodawać, usuwać i edytować swoje reklamy</text:span> </text:p>
        </text:list-item>
        <text:list-item>
          <text:p text:style-name="P19"><text:span text:style-name="T7">﻿</text:span><text:span text:style-name="T6">Baza partnerów</text:span><text:span text:style-name="T5">. Możliwość rejestracji i logowania się. Partner może pobierać fragmenty kodu do umieszczenia na swojej stronie</text:span> </text:p>
        </text:list-item>
        <text:list-item>
          <text:p text:style-name="P19"><text:span text:style-name="T11">﻿</text:span><text:span text:style-name="T6">Baza administratorów</text:span><text:span text:style-name="T5">. Możliwość logowania się. Administrator może zarządzać wszystkimi zasobami w serwisie</text:span> </text:p>
        </text:list-item>
        <text:list-item>
          <text:p text:style-name="P19"><text:span text:style-name="T7">﻿</text:span><text:span text:style-name="T6">Podział reklam według co najmniej dwóch kryteriów</text:span><text:span text:style-name="T5">, np. według medium (tekst, obrazek, animacja Flash) i wielkości. Reklamodawca przy wprowadzaniu reklamy podaje jej typ, np. obrazek duży. Partner, podczas uzyskiwania kodu na stronę, ma możliwość wyboru jaki typ reklam ma być wyświetlany</text:span> </text:p>
        </text:list-item>
        <text:list-item>
          <text:p text:style-name="P19"><text:span text:style-name="T7">﻿</text:span><text:span text:style-name="T6">Podział reklam względem branż</text:span><text:span text:style-name="T5">. Reklamodawca wybiera listę branż, do których kierowana jest dana reklama. Partner podczas definicji strony wybiera dla niej kilka branż. Wyświetlane na stronie reklamy pochodzą tylko z branż podanych przez partnera. Możliwość zarządzania branżami przez administratorów</text:span> </text:p>
        </text:list-item>
        <text:list-item>
          <text:p text:style-name="P19"><text:span text:style-name="T9">Z</text:span><text:span text:style-name="T11">﻿</text:span><text:span text:style-name="T6">hierarchizowany system branż</text:span><text:span text:style-name="T5">. System w postaci drzewa, którego korzeniem są “Wszystkie” branże. Uwzględnienie zależności w hierarchii przy wyświetlaniu reklam, np. jeżeli reklamodawca wybrał budownictwo, to reklama powinna się pojawiać m.in. na stronach o budownictwie mieszkaniowym czy wykończeniu wnętrz</text:span> </text:p>
        </text:list-item>
        <text:list-item>
          <text:p text:style-name="P19"><text:span text:style-name="T6">Licznik odsłon i kliknięć</text:span><text:span text:style-name="T5"> w daną reklamę</text:span> </text:p>
        </text:list-item>
        <text:list-item>
          <text:p text:style-name="P13"><text:span text:style-name="T6">Wybór skórek</text:span><text:span text:style-name="T5"> dla interfejsu użytkownika</text:span> </text:p>
        </text:list-item>
      </text:list>
      <text:p text:style-name="P11"><text:span text:style-name="T5">Struktura systemu</text:span> </text:p>
      <text:list xml:id="list1822994140593601537" text:style-name="L2">
        <text:list-item>
          <text:p text:style-name="P20"><text:span text:style-name="T5">WEB-INF</text:span> </text:p>
          <text:list>
            <text:list-item>
              <text:p text:style-name="P21"><text:span text:style-name="T8">HTML - pliki JSP, które generują strony HTML</text:span> </text:p>
              <text:list>
                <text:list-item>
                  <text:p text:style-name="P23">ad_generator.jsp – <text:span text:style-name="T14">widok kreatora kodu reklamy (partner)</text:span></text:p>
                </text:list-item>
                <text:list-item>
                  <text:p text:style-name="P23">categories.jsp – <text:span text:style-name="T14">widok kategorii (pasteable)</text:span></text:p>
                </text:list-item>
                <text:list-item>
                  <text:p text:style-name="P23">index.jsp –<text:span text:style-name="T14"> strona startowa (login/register) w jednym elemencie</text:span></text:p>
                </text:list-item>
                <text:list-item>
                  <text:p text:style-name="P23">login.jsp – <text:span text:style-name="T14">widok logowania</text:span></text:p>
                </text:list-item>
                <text:list-item>
                  <text:p text:style-name="P23">logout.jsp – <text:span text:style-name="T14">widok wylogowania (dropowanie sesji)</text:span></text:p>
                </text:list-item>
                <text:list-item>
                  <text:p text:style-name="P23">manage_ads.jsp – <text:span text:style-name="T14">widok zarzadzania reklamami (admin/client)</text:span></text:p>
                </text:list-item>
                <text:list-item>
                  <text:p text:style-name="P23">user_table.jsp – <text:span text:style-name="T14">widok zarządzania użytkownikami (administrator)</text:span></text:p>
                </text:list-item>
                <text:list-item>
                  <text:p text:style-name="P23">register.jsp – <text:span text:style-name="T14">widok rejestracji (pasteable)</text:span></text:p>
                </text:list-item>
                <text:list-item>
                  <text:p text:style-name="P24"><text:span text:style-name="T14">c</text:span>ategory_manager.sjp – widok odpowiedzialny za zarządzanie kategoriami</text:p>
                </text:list-item>
              </text:list>
            </text:list-item>
            <text:list-item>
              <text:p text:style-name="P25">XML - pliki JSP, które generują dokumenty XML/dane</text:p>
              <text:list>
                <text:list-item>
                  <text:p text:style-name="P27">ad_link.jsp – <text:span text:style-name="T14">dokument generujący treść reklamy do wklejenia</text:span></text:p>
                </text:list-item>
                <text:list-item>
                  <text:p text:style-name="P27">generate_ad.jsp – <text:span text:style-name="T14">document reklamy usługi</text:span></text:p>
                </text:list-item>
              </text:list>
            </text:list-item>
            <text:list-item>
              <text:p text:style-name="P26">jspf - pliki z szablonami HTML</text:p>
              <text:list>
                <text:list-item>
                  <text:p text:style-name="P27">footer.jsp – <text:span text:style-name="T14">stopka dokumentu HTML</text:span></text:p>
                </text:list-item>
                <text:list-item>
                  <text:p text:style-name="P22"><text:span text:style-name="T10">header.jsp</text:span> – <text:span text:style-name="T14">nagłówek dokumentu HTML</text:span></text:p>
                </text:list-item>
              </text:list>
            </text:list-item>
            <text:list-item>
              <text:p text:style-name="P21"><text:span text:style-name="T8">&lt;generic package&gt;</text:span> </text:p>
              <text:list>
                <text:list-item>
                  <text:p text:style-name="P21"><text:span text:style-name="T8">AdService - servlet serwisu reklam (CRUD, przekierowania)</text:span> </text:p>
                </text:list-item>
                <text:list-item>
                  <text:p text:style-name="P21"><text:span text:style-name="T8">UserServlet - servlet do zarządzania użytkownikami (CRUD)</text:span> </text:p>
                </text:list-item>
                <text:list-item>
                  <text:p text:style-name="P21"><text:span text:style-name="T8">RESTFilter - filtr do przechwytywania URI i parsowania ich na wywołania servletowe</text:span> </text:p>
                </text:list-item>
                <text:list-item>
                  <text:p text:style-name="P14"><text:soft-page-break/>ParseableServlet – servlet bazowy parsujący URI akcji</text:p>
                </text:list-item>
              </text:list>
            </text:list-item>
            <text:list-item>
              <text:p text:style-name="P23">pl.pb.edu.adserver.model</text:p>
              <text:list>
                <text:list-item>
                  <text:p text:style-name="P23">Ad.java – <text:span text:style-name="T14">model JPA reklamy</text:span></text:p>
                </text:list-item>
                <text:list-item>
                  <text:p text:style-name="P23">User.java – <text:span text:style-name="T14">model JPA użytkownika</text:span></text:p>
                </text:list-item>
                <text:list-item>
                  <text:p text:style-name="P23">Category.java – <text:span text:style-name="T14">model JPA kategorii</text:span></text:p>
                </text:list-item>
                <text:list-item>
                  <text:p text:style-name="P23">UserAction.java – <text:span text:style-name="T14">model dosŧępowy akcji użytkownika</text:span></text:p>
                </text:list-item>
              </text:list>
            </text:list-item>
            <text:list-item>
              <text:p text:style-name="P23">pl.pb.edu.adserver.model.controller</text:p>
              <text:list>
                <text:list-item>
                  <text:p text:style-name="P23">AdJpaController – <text:span text:style-name="T14">kontroler JPA reklam</text:span></text:p>
                </text:list-item>
                <text:list-item>
                  <text:p text:style-name="P23">UserJpaController –<text:span text:style-name="T14"> kontroler JPA użytkownika</text:span></text:p>
                </text:list-item>
                <text:list-item>
                  <text:p text:style-name="P23">CategoryJpaController – <text:span text:style-name="T14">kontroler JPA kategorii</text:span></text:p>
                </text:list-item>
              </text:list>
            </text:list-item>
            <text:list-item>
              <text:p text:style-name="P23">pl.pb.edu.adserver.model.utils</text:p>
              <text:list>
                <text:list-item>
                  <text:p text:style-name="P23">CategoryBuilder – <text:span text:style-name="T14">wzorzec builder i strategy do przeglądania/generowania drzew kategorii.</text:span></text:p>
                </text:list-item>
              </text:list>
            </text:list-item>
          </text:list>
        </text:list-item>
      </text:list>
      <text:p text:style-name="P8">Zasada działania serwera reklam</text:p>
      <text:p text:style-name="P7">Akcje CRUD:</text:p>
      <text:list xml:id="list6258043852595053313" text:style-name="L3">
        <text:list-item>
          <text:p text:style-name="P15">Użytkownik</text:p>
          <text:list>
            <text:list-item>
              <text:p text:style-name="P15">PUT /user/id/${id} – uaktualnia dane użytkownika <text:span text:style-name="T16">(admin)</text:span></text:p>
            </text:list-item>
            <text:list-item>
              <text:p text:style-name="P15">POST /user – tworzy użytkownika <text:span text:style-name="T16">(admin)</text:span></text:p>
            </text:list-item>
            <text:list-item>
              <text:p text:style-name="P15">DELETE /user/id/${id} – usuwa użytkownika <text:span text:style-name="T16">(admin)</text:span></text:p>
            </text:list-item>
            <text:list-item>
              <text:p text:style-name="P16">GET /user – tworzy dane i wysyla aplikacje dostępową w HTML5 <text:span text:style-name="T16">(admin)</text:span></text:p>
            </text:list-item>
          </text:list>
        </text:list-item>
        <text:list-item>
          <text:p text:style-name="P15">Reklama</text:p>
          <text:list>
            <text:list-item>
              <text:p text:style-name="P15">PUT /ad/id/${id} – uaktualnie reklamy <text:span text:style-name="T16">(client/admin)</text:span></text:p>
            </text:list-item>
            <text:list-item>
              <text:p text:style-name="P15">POST /ad - tworzy reklame <text:span text:style-name="T16">(client/admin)</text:span></text:p>
            </text:list-item>
            <text:list-item>
              <text:p text:style-name="P16">GET /ad – wyśiwetla dane i przesyla aplikacje dostępową w HTML5 <text:span text:style-name="T16">(admin/partner/client)</text:span></text:p>
            </text:list-item>
            <text:list-item>
              <text:p text:style-name="P15">DELETE /ad/id/${id} – usuwa reklame <text:span text:style-name="T16">(admin/client)</text:span></text:p>
            </text:list-item>
            <text:list-item>
              <text:p text:style-name="P16">GET /ad?action=getAd – pobiera reklamę z danej kategorii <text:span text:style-name="T16">(anonymous)</text:span></text:p>
            </text:list-item>
            <text:list-item>
              <text:p text:style-name="P16">GET /ad?action=redirect – przekierowuje do danej zawartości reklamy <text:span text:style-name="T16">(anonymous)</text:span></text:p>
            </text:list-item>
          </text:list>
        </text:list-item>
      </text:list>
      <text:p text:style-name="P6">Jak wygląda przetwarzanie reklam?</text:p>
      <text:list xml:id="list1420611369144979553" text:style-name="L4">
        <text:list-item>
          <text:p text:style-name="P17">Użytkownik o uprawnieniach klienta tworzy reklame</text:p>
        </text:list-item>
        <text:list-item>
          <text:p text:style-name="P17">Użytkownik o uprawnieniach partnera pobiera kod z kreatora i wkleja na swoją stronę</text:p>
        </text:list-item>
        <text:list-item>
          <text:p text:style-name="P17">Kod wyświetlany wysyła zapytanie do serwisu – GET /ad?action=getAd – system losuje i przesyła reklame z powrotem do aplikacji która zostaje wyświetlona. Do reklamy zostaje dodane +1 liczba wyswietleń.</text:p>
        </text:list-item>
        <text:list-item>
          <text:p text:style-name="P17">Po nacisnieciu w reklame aplikacja odwoluje się do systemu GET /ad?action=redirect który wysyła redirect do strony <text:span text:style-name="T12">(poprzez nagłówek HTTP)</text:span> i dodaje do reklamy liczbę kliknięć.</text:p>
        </text:list-item>
      </text:list>
      <text:p text:style-name="P5">Jak wygląda dodawanie reklamy?</text:p>
      <text:list xml:id="list3483680916467297007" text:style-name="L5">
        <text:list-item>
          <text:p text:style-name="P18"><text:span text:style-name="T13">Klient </text:span>autoryzuje się jako <text:span text:style-name="T13">klient</text:span> :)</text:p>
        </text:list-item>
        <text:list-item>
          <text:p text:style-name="P18">Na stronie „Manage ads” <text:span text:style-name="T13">klient</text:span> edytuje okno formularza „Add another ads” - wprowadza nazwę, referer link etc i klika dodaj.</text:p>
        </text:list-item>
        <text:list-item>
          <text:p text:style-name="P18"><text:soft-page-break/>Od tego momentu reklama jest dostępna w puli reklam z danej kategorii.</text:p>
        </text:list-item>
      </text:list>
      <text:p text:style-name="P4"/>
      <text:p text:style-name="P4"><text:span text:style-name="T15">Sposób</text:span> rozwiązania hierarchii kategorii.</text:p>
      <text:p text:style-name="P3">Kategorie jako reprezentacja danych w systemie to oddzielny obiekt trwały zgodny ze specyfikacja <text:s/>JPA. Oprócz nazwy posiada on obiekty dzieci w relacji leniwej do reprezentacji drzewa. Przeszukiwanie (zaznaczanie) drzewa odbywa się przez wskazanie węzła o danej nazwie i przeszukiwanie drzewa w głąb i realizacja funkcjonalności poprzez wdrożone wzorca strategii (budowanie drzewa kategorii i zaznaczanie dzieci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08:13:56.012526398</meta:creation-date>
    <dc:date>2013-12-10T06:23:59.441950126</dc:date>
    <meta:editing-duration>PT2H21M19S</meta:editing-duration>
    <meta:editing-cycles>10</meta:editing-cycles>
    <meta:generator>LibreOffice/4.1.2.3$Linux_x86 LibreOffice_project/410m0$Build-3</meta:generator>
    <meta:document-statistic meta:table-count="0" meta:image-count="0" meta:object-count="0" meta:page-count="4" meta:paragraph-count="74" meta:word-count="706" meta:character-count="5186" meta:non-whitespace-character-count="4564"/>
  </office:meta>
</office:document-meta>
</file>